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A000000D6F60FD5A7.png" manifest:media-type="image/png"/>
  <manifest:file-entry manifest:full-path="Pictures/10000000000002A5000000D772ADB166.png" manifest:media-type="image/png"/>
  <manifest:file-entry manifest:full-path="Pictures/10000000000002A4000000D57AE9565F.png" manifest:media-type="image/png"/>
  <manifest:file-entry manifest:full-path="Pictures/10000000000002A7000000D556B085B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iA Writer Quattro S" svg:font-family="'iA Writer Quattro S'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iA Writer Quattro S" fo:font-size="12pt" fo:letter-spacing="normal" fo:language="fr" fo:country="CH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" style:font-size-asian="10.5pt" style:language-asian="zh" style:country-asian="CN" style:font-style-asian="normal" style:font-weight-asian="bold" style:font-name-complex="FreeSans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iA Writer Quattro S" fo:font-size="24pt" fo:letter-spacing="normal" fo:language="fr" fo:country="CH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" style:font-size-asian="21pt" style:language-asian="zh" style:country-asian="CN" style:font-style-asian="normal" style:font-weight-asian="bold" style:font-name-complex="FreeSans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middle" fo:min-height="1.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7" draw:name="Text Frame 2" draw:style-name="gr1" draw:text-style-name="P2" svg:width="1.251cm" svg:height="1.751cm" svg:x="7.832cm" svg:y="0.762cm"><draw:text-box><text:p text:style-name="P1"><text:span text:style-name="T1">0</text:span></text:p></draw:text-box></draw:frame></text:p>
      <text:p text:style-name="Standard"><draw:frame draw:style-name="fr3" draw:name="Image1" text:anchor-type="char" svg:x="0cm" svg:y="0cm" svg:width="17cm" svg:height="5.332cm" draw:z-index="3"><draw:image xlink:href="Pictures/10000000000002A7000000D556B085BF.png" xlink:type="simple" xlink:show="embed" xlink:actuate="onLoad" draw:mime-type="image/png"/></draw:frame></text:p>
      <text:p text:style-name="Standard"><draw:frame text:anchor-type="paragraph" draw:z-index="4" draw:name="Text Frame 3" draw:style-name="gr1" draw:text-style-name="P2" svg:width="1.251cm" svg:height="1.751cm" svg:x="7.832cm" svg:y="0.762cm"><draw:text-box><text:p text:style-name="P1"><text:span text:style-name="T1">1</text:span></text:p></draw:text-box></draw:frame></text:p>
      <text:p text:style-name="Standard"><draw:frame draw:style-name="fr1" draw:name="Image2" text:anchor-type="char" svg:width="17cm" svg:height="5.355cm" draw:z-index="1"><draw:image xlink:href="Pictures/10000000000002A4000000D57AE9565F.png" xlink:type="simple" xlink:show="embed" xlink:actuate="onLoad" draw:mime-type="image/png"/></draw:frame></text:p>
      <text:p text:style-name="Standard"><draw:frame text:anchor-type="paragraph" draw:z-index="5" draw:name="Text Frame 4" draw:style-name="gr1" draw:text-style-name="P2" svg:width="1.251cm" svg:height="1.751cm" svg:x="7.832cm" svg:y="0.762cm"><draw:text-box><text:p text:style-name="P1"><text:span text:style-name="T1">2</text:span></text:p></draw:text-box></draw:frame></text:p>
      <text:p text:style-name="Standard"><draw:frame draw:style-name="fr1" draw:name="Image3" text:anchor-type="char" svg:width="17cm" svg:height="5.398cm" draw:z-index="0"><draw:image xlink:href="Pictures/10000000000002A5000000D772ADB166.png" xlink:type="simple" xlink:show="embed" xlink:actuate="onLoad" draw:mime-type="image/png"/></draw:frame></text:p>
      <text:p text:style-name="Standard"><draw:frame text:anchor-type="paragraph" draw:z-index="6" draw:name="Text Frame 5" draw:style-name="gr1" draw:text-style-name="P2" svg:width="1.251cm" svg:height="1.751cm" svg:x="7.832cm" svg:y="0.762cm"><draw:text-box><text:p text:style-name="P1"><text:span text:style-name="T1">3</text:span></text:p></draw:text-box></draw:frame></text:p>
      <text:p text:style-name="Standard"><draw:frame draw:style-name="fr2" draw:name="Image4" text:anchor-type="char" svg:width="17cm" svg:height="5.332cm" draw:z-index="2"><draw:image xlink:href="Pictures/10000000000002AA000000D6F60FD5A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iA Writer Quattro S" svg:font-family="'iA Writer Quattro S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-Aurèle Brothier</meta:initial-creator>
    <meta:creation-date>2024-01-26T07:54:50.775304885</meta:creation-date>
    <dc:date>2024-03-23T09:36:52.746135222</dc:date>
    <meta:editing-duration>PT10M58S</meta:editing-duration>
    <meta:editing-cycles>3</meta:editing-cycles>
    <meta:generator>LibreOffice/24.2.0.3$Linux_X86_64 LibreOffice_project/420$Build-3</meta:generator>
    <dc:creator>Marc-Aurèle Brothier</dc:creator>
    <meta:document-statistic meta:table-count="0" meta:image-count="4" meta:object-count="0" meta:page-count="1" meta:paragraph-count="0" meta:word-count="0" meta:character-count="0" meta:non-whitespace-character-count="0"/>
  </office:meta>
</office:document-meta>
</file>